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9.0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250.8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266.71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73pt"/>
    </style:style>
    <style:style style:name="co8" style:family="table-column">
      <style:table-column-properties fo:break-before="auto" style:column-width="225.41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ea999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9fc5e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jet photoréacteur (Théo Malo et Moustafa)</text:p>
          </table:table-cell>
          <table:covered-table-cell table:number-columns-repeated="2"/>
          <table:table-cell table:style-name="ce2" office:value-type="string" calcext:value-type="string">
            <text:p>Prix total (euros)</text:p>
          </table:table-cell>
          <table:table-cell table:style-name="ce15" table:formula="of:=SUM([.H4:.H23])" office:value-type="float" office:value="151.08" calcext:value-type="float">
            <text:p>151.08</text:p>
          </table:table-cell>
          <table:table-cell table:style-name="ce2" office:value-type="string" calcext:value-type="string">
            <text:p>Prix total unité (euros) (juste achats)</text:p>
          </table:table-cell>
          <table:table-cell table:style-name="ce15" table:formula="of:=SUM([.G4:.G23])" office:value-type="float" office:value="91.58" calcext:value-type="float">
            <text:p>91.58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15"/>
          <table:table-cell table:style-name="ce2" table:number-columns-repeated="4"/>
          <table:table-cell table:style-name="ce33"/>
          <table:table-cell table:number-columns-repeated="1015"/>
        </table:table-row>
        <table:table-row table:style-name="ro1">
          <table:table-cell table:style-name="ce3" office:value-type="string" calcext:value-type="string">
            <text:p>Parties</text:p>
          </table:table-cell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Lien</text:p>
          </table:table-cell>
          <table:table-cell table:style-name="ce3" office:value-type="string" calcext:value-type="string">
            <text:p>Site d'acha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x (euros par unité)</text:p>
          </table:table-cell>
          <table:table-cell table:style-name="ce3" office:value-type="string" calcext:value-type="string">
            <text:p>Prix total (euros)</text:p>
          </table:table-cell>
          <table:table-cell table:style-name="ce34" office:value-type="string" calcext:value-type="string">
            <text:p>Vérifié (stock, coût)</text:p>
          </table:table-cell>
          <table:table-cell table:style-name="ce38"/>
          <table:table-cell table:number-columns-repeated="1014"/>
        </table:table-row>
        <table:table-row table:style-name="ro1">
          <table:table-cell table:style-name="ce4" office:value-type="string" calcext:value-type="string">
            <text:p>Alimentation</text:p>
          </table:table-cell>
          <table:table-cell table:style-name="ce10" office:value-type="string" calcext:value-type="string">
            <text:p>Coupleur pour piles (18650)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www.gotronic.fr/art-coupleur-2-accus-18650-bh538-27840.htm" xlink:type="simple">https://www.gotronic.fr/art-coupleur-2-accus-18650-bh538-27840.htm</text:a></text:p>
          </table:table-cell>
          <table:table-cell table:style-name="ce26" office:value-type="string" calcext:value-type="string">
            <text:p><text:a xlink:href="http://gotronic.fr" xlink:type="simple">gotronic.fr</text:a></text:p>
          </table:table-cell>
          <table:table-cell table:style-name="ce10" office:value-type="string" calcext:value-type="string">
            <text:p>Si pas alimentation direct -&gt; sur piles</text:p>
          </table:table-cell>
          <table:table-cell table:style-name="ce10" office:value-type="float" office:value="2.4" calcext:value-type="float">
            <text:p>2.4</text:p>
          </table:table-cell>
          <table:table-cell table:style-name="ce30" table:formula="of:=[.C4]*[.G4]" office:value-type="float" office:value="4.8" calcext:value-type="float">
            <text:p>4.8</text:p>
          </table:table-cell>
          <table:table-cell table:style-name="ce3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iles 18650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<text:a xlink:href="https://www.gotronic.fr/art-accu-li-ion-18650-2-5a-29250.htm" xlink:type="simple">https://www.gotronic.fr/art-accu-li-ion-18650-2-5a-29250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 office:value-type="string" calcext:value-type="string">
            <text:p>Si pas le droit alimentation</text:p>
          </table:table-cell>
          <table:table-cell table:style-name="ce11" office:value-type="float" office:value="9.9" calcext:value-type="float">
            <text:p>9.9</text:p>
          </table:table-cell>
          <table:table-cell table:style-name="ce28" table:formula="of:=[.C5]*[.G5]" office:value-type="float" office:value="39.6" calcext:value-type="float">
            <text:p>39.6</text:p>
          </table:table-cell>
          <table:table-cell table:style-name="ce36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<text:span text:style-name="T1">OU</text:span> alimentation 12V</text:p>
          </table:table-cell>
          <table:table-cell table:style-name="ce11"/>
          <table:table-cell table:style-name="ce17" office:value-type="string" calcext:value-type="string">
            <text:p><text:a xlink:href="https://www.gotronic.fr/art-adaptateur-ps1230-21193.htm" xlink:type="simple">https://www.gotronic.fr/art-adaptateur-ps1230-21193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 table:number-columns-repeated="2"/>
          <table:table-cell table:style-name="ce28" table:formula="of:=[.C6]*[.G6]" office:value-type="float" office:value="0" calcext:value-type="float">
            <text:p>0</text:p>
          </table:table-cell>
          <table:table-cell table:style-name="ce36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rrupteur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gotronic.fr/art-interrupteur-h8650-4226.htm" xlink:type="simple">https://www.gotronic.fr/art-interrupteur-h8650-4226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28"/>
          <table:table-cell table:style-name="ce11" office:value-type="float" office:value="1.7" calcext:value-type="float">
            <text:p>1.7</text:p>
          </table:table-cell>
          <table:table-cell table:style-name="ce28" table:formula="of:=[.C7]*[.G7]" office:value-type="float" office:value="1.7" calcext:value-type="float">
            <text:p>1.7</text:p>
          </table:table-cell>
          <table:table-cell table:style-name="ce36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Embout femelle pour alimentation (5,5x2,1mm)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gotronic.fr/art-embase-alim-sa215-14966.htm" xlink:type="simple">https://www.gotronic.fr/art-embase-alim-sa215-14966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28" table:formula="of:=[.C8]*[.G8]" office:value-type="float" office:value="0.4" calcext:value-type="float">
            <text:p>0.4</text:p>
          </table:table-cell>
          <table:table-cell table:style-name="ce36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ttache mâle (Molex 2.54mm)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gotronic.fr/art-connecteur-s002-90.htm" xlink:type="simple">https://www.gotronic.fr/art-connecteur-s002-90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 office:value-type="string" calcext:value-type="string">
            <text:p>Alimenter tiroir</text:p>
          </table:table-cell>
          <table:table-cell table:style-name="ce11" office:value-type="float" office:value="0.1" calcext:value-type="float">
            <text:p>0.1</text:p>
          </table:table-cell>
          <table:table-cell table:style-name="ce28" table:formula="of:=[.C9]*[.G9]" office:value-type="float" office:value="0.1" calcext:value-type="float">
            <text:p>0.1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ttache femelle (Molex 2.54mm)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gotronic.fr/art-connecteur-p002-91.htm" xlink:type="simple">https://www.gotronic.fr/art-connecteur-p002-91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 office:value-type="string" calcext:value-type="string">
            <text:p>Alimenter tiroir</text:p>
          </table:table-cell>
          <table:table-cell table:style-name="ce11" office:value-type="float" office:value="0.1" calcext:value-type="float">
            <text:p>0.1</text:p>
          </table:table-cell>
          <table:table-cell table:style-name="ce28" table:formula="of:=[.C10]*[.G10]" office:value-type="float" office:value="0.1" calcext:value-type="float">
            <text:p>0.1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baisseur de tension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<text:a xlink:href="https://www.gotronic.fr/art-regulateur-ajustable-1-25-a-30-v-ef03061-23543.htm" xlink:type="simple">https://www.gotronic.fr/art-regulateur-ajustable-1-25-a-30-v-ef03061-23543.htm</text:a></text:p>
          </table:table-cell>
          <table:table-cell table:style-name="ce18" office:value-type="string" calcext:value-type="string">
            <text:p><text:a xlink:href="http://gotronic.fr" xlink:type="simple">gotronic.fr</text:a></text:p>
          </table:table-cell>
          <table:table-cell table:style-name="ce11" office:value-type="string" calcext:value-type="string">
            <text:p>Baisser tension depuis piles (14-&gt;12) et pour LED(12-&gt;2.3)</text:p>
          </table:table-cell>
          <table:table-cell table:style-name="ce11" office:value-type="float" office:value="3.15" calcext:value-type="float">
            <text:p>3.15</text:p>
          </table:table-cell>
          <table:table-cell table:style-name="ce28" table:formula="of:=[.C11]*[.G11]" office:value-type="float" office:value="9.45" calcext:value-type="float">
            <text:p>9.45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Optique</text:p>
          </table:table-cell>
          <table:table-cell table:style-name="ce12" office:value-type="string" calcext:value-type="string">
            <text:p>LED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string" calcext:value-type="string">
            <text:p><text:a xlink:href="https://www.conrad.fr/p/roschwege-led-high-power-bleu-31-lm-130-23-v-700-ma-lsc-b-181827" xlink:type="simple">https://www.conrad.fr/p/roschwege-led-high-power-bleu-31-lm-130-23-v-700-ma-lsc-b-181827</text:a></text:p>
          </table:table-cell>
          <table:table-cell table:style-name="ce22" office:value-type="string" calcext:value-type="string">
            <text:p><text:a xlink:href="http://conrad.fr" xlink:type="simple">conrad.fr</text:a></text:p>
          </table:table-cell>
          <table:table-cell table:style-name="ce29"/>
          <table:table-cell table:style-name="ce12" office:value-type="float" office:value="7.4" calcext:value-type="float">
            <text:p>7.4</text:p>
          </table:table-cell>
          <table:table-cell table:style-name="ce29" table:formula="of:=[.C12]*[.G12]" office:value-type="float" office:value="14.8" calcext:value-type="float">
            <text:p>14.8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2" office:value-type="string" calcext:value-type="string">
            <text:p>Radiateur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<text:a xlink:href="https://www.conrad.fr/p/dissipateur-pour-led-fischer-elektronik-sk-46-10-sa-10020378-24-kw-l-x-l-x-h-51-x-51-x-10-mm-1-pcs-188053" xlink:type="simple">https://www.conrad.fr/p/dissipateur-pour-led-fischer-elektronik-sk-46-10-sa-10020378-24-kw-l-x-l-x-h-51-x-51-x-10-mm-1-pcs-188053</text:a></text:p>
          </table:table-cell>
          <table:table-cell table:style-name="ce22" office:value-type="string" calcext:value-type="string">
            <text:p><text:a xlink:href="http://conrad.fr" xlink:type="simple">conrad.fr</text:a></text:p>
          </table:table-cell>
          <table:table-cell table:style-name="ce12" office:value-type="string" calcext:value-type="string">
            <text:p>Accrocher LED dessus (pâte)(sur tiroir)</text:p>
          </table:table-cell>
          <table:table-cell table:style-name="ce12" office:value-type="float" office:value="1.93" calcext:value-type="float">
            <text:p>1.93</text:p>
          </table:table-cell>
          <table:table-cell table:style-name="ce29" table:formula="of:=[.C13]*[.G13]" office:value-type="float" office:value="1.93" calcext:value-type="float">
            <text:p>1.93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12" office:value-type="string" calcext:value-type="string">
            <text:p>Graisse conductrice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<text:a xlink:href="https://www.gotronic.fr/art-graisse-silicone-t12-5-6044.htm" xlink:type="simple">https://www.gotronic.fr/art-graisse-silicone-t12-5-6044.htm</text:a></text:p>
          </table:table-cell>
          <table:table-cell table:style-name="ce22" office:value-type="string" calcext:value-type="string">
            <text:p><text:a xlink:href="http://gotronic.fr" xlink:type="simple">gotronic.fr</text:a></text:p>
          </table:table-cell>
          <table:table-cell table:style-name="ce12" office:value-type="string" calcext:value-type="string">
            <text:p>Accrocher LED-radiateur</text:p>
          </table:table-cell>
          <table:table-cell table:style-name="ce12" office:value-type="float" office:value="2.5" calcext:value-type="float">
            <text:p>2.5</text:p>
          </table:table-cell>
          <table:table-cell table:style-name="ce29" table:formula="of:=[.C14]*[.G14]" office:value-type="float" office:value="2.5" calcext:value-type="float">
            <text:p>2.5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2" office:value-type="string" calcext:value-type="string">
            <text:p>Ventilateur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https://www.gotronic.fr/art-mf30101v2-28970.htm" xlink:type="simple">https://www.gotronic.fr/art-mf30101v2-28970.htm</text:a></text:p>
          </table:table-cell>
          <table:table-cell table:style-name="ce22" office:value-type="string" calcext:value-type="string">
            <text:p><text:a xlink:href="http://gotronic.fr" xlink:type="simple">gotronic.fr</text:a></text:p>
          </table:table-cell>
          <table:table-cell table:style-name="ce12" office:value-type="string" calcext:value-type="string">
            <text:p>Sous radiateur</text:p>
          </table:table-cell>
          <table:table-cell table:style-name="ce12" office:value-type="float" office:value="8.2" calcext:value-type="float">
            <text:p>8.2</text:p>
          </table:table-cell>
          <table:table-cell table:style-name="ce29" table:formula="of:=[.C15]*[.G15]" office:value-type="float" office:value="8.2" calcext:value-type="float">
            <text:p>8.2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2" office:value-type="string" calcext:value-type="string">
            <text:p>Pilote LED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string" calcext:value-type="string">
            <text:p><text:a xlink:href="https://www.gotronic.fr/art-driver-de-led-de-puissance-com-13716-24815.htm" xlink:type="simple">https://www.gotronic.fr/art-driver-de-led-de-puissance-com-13716-24815.htm</text:a></text:p>
          </table:table-cell>
          <table:table-cell table:style-name="ce22" office:value-type="string" calcext:value-type="string">
            <text:p><text:a xlink:href="http://gotronic.fr" xlink:type="simple">gotronic.fr</text:a></text:p>
          </table:table-cell>
          <table:table-cell table:style-name="ce12" office:value-type="string" calcext:value-type="string">
            <text:p>Controler LED depuis Arduino</text:p>
          </table:table-cell>
          <table:table-cell table:style-name="ce12" office:value-type="float" office:value="8.4" calcext:value-type="float">
            <text:p>8.4</text:p>
          </table:table-cell>
          <table:table-cell table:style-name="ce29" table:formula="of:=[.C16]*[.G16]" office:value-type="float" office:value="16.8" calcext:value-type="float">
            <text:p>16.8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2" office:value-type="string" calcext:value-type="string">
            <text:p>Bornier à vis 3,5mm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<text:a xlink:href="https://www.gotronic.fr/art-bornier-sc02-3-5-15470.htm" xlink:type="simple">https://www.gotronic.fr/art-bornier-sc02-3-5-15470.htm</text:a></text:p>
          </table:table-cell>
          <table:table-cell table:style-name="ce22" office:value-type="string" calcext:value-type="string">
            <text:p><text:a xlink:href="http://gotronic.fr" xlink:type="simple">gotronic.fr</text:a></text:p>
          </table:table-cell>
          <table:table-cell table:style-name="ce12" office:value-type="string" calcext:value-type="string">
            <text:p>Utiliser LED 350 ou 700mA</text:p>
          </table:table-cell>
          <table:table-cell table:style-name="ce12" office:value-type="float" office:value="0.4" calcext:value-type="float">
            <text:p>0.4</text:p>
          </table:table-cell>
          <table:table-cell table:style-name="ce29" table:formula="of:=[.C17]*[.G17]" office:value-type="float" office:value="0.4" calcext:value-type="float">
            <text:p>0.4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trôle</text:p>
          </table:table-cell>
          <table:table-cell table:style-name="ce13" office:value-type="string" calcext:value-type="string">
            <text:p>Ecran OLED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www.gotronic.fr/art-afficheur-lcd-i2c-grove-114990502-24517.htm#complte_desc" xlink:type="simple">https://www.gotronic.fr/art-afficheur-lcd-i2c-grove-114990502-24517.htm#complte_desc</text:a></text:p>
          </table:table-cell>
          <table:table-cell table:style-name="ce27" office:value-type="string" calcext:value-type="string">
            <text:p><text:a xlink:href="http://gotronic.fr" xlink:type="simple">gotronic.fr</text:a></text:p>
          </table:table-cell>
          <table:table-cell table:style-name="ce13"/>
          <table:table-cell table:style-name="ce13" office:value-type="float" office:value="21.9" calcext:value-type="float">
            <text:p>21.9</text:p>
          </table:table-cell>
          <table:table-cell table:style-name="ce31" table:formula="of:=[.C18]*[.G18]" office:value-type="float" office:value="21.9" calcext:value-type="float">
            <text:p>21.9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Controleur ventilateur (=moteurs) + alimentation Arduino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www.gotronic.fr/art-commande-de-2-moteurs-sbc-motodriver2-27418.htm" xlink:type="simple">https://www.gotronic.fr/art-commande-de-2-moteurs-sbc-motodriver2-27418.htm</text:a></text:p>
          </table:table-cell>
          <table:table-cell table:style-name="ce27" office:value-type="string" calcext:value-type="string">
            <text:p><text:a xlink:href="http://gotronic.fr" xlink:type="simple">gotronic.fr</text:a></text:p>
          </table:table-cell>
          <table:table-cell table:style-name="ce13" office:value-type="string" calcext:value-type="string">
            <text:p>Alimenter Arduino + contrôler ventilateur depuis Arduino</text:p>
          </table:table-cell>
          <table:table-cell table:style-name="ce13" office:value-type="float" office:value="6.9" calcext:value-type="float">
            <text:p>6.9</text:p>
          </table:table-cell>
          <table:table-cell table:style-name="ce31" table:formula="of:=[.C19]*[.G19]" office:value-type="float" office:value="6.9" calcext:value-type="float">
            <text:p>6.9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Thermistor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<text:a xlink:href="https://www.gotronic.fr/art-tmp36-19559.htm" xlink:type="simple">https://www.gotronic.fr/art-tmp36-19559.htm</text:a></text:p>
          </table:table-cell>
          <table:table-cell table:style-name="ce27" office:value-type="string" calcext:value-type="string">
            <text:p><text:a xlink:href="http://gotronic.fr" xlink:type="simple">gotronic.fr</text:a></text:p>
          </table:table-cell>
          <table:table-cell table:style-name="ce13" office:value-type="string" calcext:value-type="string">
            <text:p>Vérifier bon fonctionnement</text:p>
          </table:table-cell>
          <table:table-cell table:style-name="ce13" office:value-type="float" office:value="1.95" calcext:value-type="float">
            <text:p>1.95</text:p>
          </table:table-cell>
          <table:table-cell table:style-name="ce31" table:formula="of:=[.C20]*[.G20]" office:value-type="float" office:value="5.85" calcext:value-type="float">
            <text:p>5.85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Photoresistance 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<text:a xlink:href="https://www.gotronic.fr/art-photoresistance-ldr04-2150.htm" xlink:type="simple">https://www.gotronic.fr/art-photoresistance-ldr04-2150.htm</text:a></text:p>
          </table:table-cell>
          <table:table-cell table:style-name="ce27" office:value-type="string" calcext:value-type="string">
            <text:p><text:a xlink:href="http://gotronic.fr" xlink:type="simple">gotronic.fr</text:a></text:p>
          </table:table-cell>
          <table:table-cell table:style-name="ce13" office:value-type="string" calcext:value-type="string">
            <text:p>Vérifier bon fonctionnement</text:p>
          </table:table-cell>
          <table:table-cell table:style-name="ce13" office:value-type="float" office:value="0.7" calcext:value-type="float">
            <text:p>0.7</text:p>
          </table:table-cell>
          <table:table-cell table:style-name="ce31" table:formula="of:=[.C21]*[.G21]" office:value-type="float" office:value="2.1" calcext:value-type="float">
            <text:p>2.1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Arduino Nano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www.gotronic.fr/art-carte-nano-3-0-26126.htm" xlink:type="simple">https://www.gotronic.fr/art-carte-nano-3-0-26126.htm</text:a></text:p>
          </table:table-cell>
          <table:table-cell table:style-name="ce27" office:value-type="string" calcext:value-type="string">
            <text:p><text:a xlink:href="http://gotronic.fr" xlink:type="simple">gotronic.fr</text:a></text:p>
          </table:table-cell>
          <table:table-cell table:style-name="ce13"/>
          <table:table-cell table:style-name="ce13" office:value-type="float" office:value="8.9" calcext:value-type="float">
            <text:p>8.9</text:p>
          </table:table-cell>
          <table:table-cell table:style-name="ce31" table:formula="of:=[.C22]*[.G22]" office:value-type="float" office:value="8.9" calcext:value-type="float">
            <text:p>8.9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4" office:value-type="string" calcext:value-type="string">
            <text:p>Encodeur rotatif/s'appuie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<text:a xlink:href="https://www.gotronic.fr/art-encodeur-ec12plrvfd24-20743.htm" xlink:type="simple">https://www.gotronic.fr/art-encodeur-ec12plrvfd24-20743.htm</text:a></text:p>
          </table:table-cell>
          <table:table-cell table:style-name="ce25" office:value-type="string" calcext:value-type="string">
            <text:p><text:a xlink:href="http://gotronic.fr" xlink:type="simple">gotronic.fr</text:a></text:p>
          </table:table-cell>
          <table:table-cell table:style-name="ce14" office:value-type="string" calcext:value-type="string">
            <text:p>Séléctionner menus/paramètres</text:p>
          </table:table-cell>
          <table:table-cell table:style-name="ce14" office:value-type="float" office:value="4.65" calcext:value-type="float">
            <text:p>4.65</text:p>
          </table:table-cell>
          <table:table-cell table:style-name="ce32" table:formula="of:=[.C23]*[.G23]" office:value-type="float" office:value="4.65" calcext:value-type="float">
            <text:p>4.65</text:p>
          </table:table-cell>
          <table:table-cell table:style-name="ce37" office:value-type="string" calcext:value-type="string">
            <text:p>OK</text:p>
          </table:table-cell>
          <table:table-cell table:number-columns-repeated="1015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Sheet1.A4:Sheet1.I11" table:contains-header="false"/>
        <table:database-range table:name="Table_2" table:target-range-address="Sheet1.A12:Sheet1.I17" table:contains-header="false"/>
        <table:database-range table:name="Table_3" table:target-range-address="Sheet1.A18:Sheet1.I2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0"/>
    <meta:generator>LibreOfficeDev/6.0.5.2$Linux_X86_64 LibreOffice_project/</meta:generator>
  </office:meta>
</office:document-meta>
</file>